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81cm" svg:stroke-color="#1c1c1c" draw:marker-start-width="0.321cm" draw:marker-end-width="0.321cm" draw:fill-color="#b2b2b2" draw:textarea-horizontal-align="justify" draw:textarea-vertical-align="middle" draw:auto-grow-height="false" fo:min-height="1.726cm" fo:min-width="1.476cm" fo:padding-top="0.165cm" fo:padding-bottom="0.165cm" fo:padding-left="0.29cm" fo:padding-right="0.29cm"/>
      <style:paragraph-properties style:writing-mode="lr-tb"/>
    </style:style>
    <style:style style:name="gr2" style:family="graphic" style:parent-style-name="standard">
      <style:graphic-properties svg:stroke-width="0.081cm" svg:stroke-color="#1c1c1c" draw:marker-start-width="0.321cm" draw:marker-end-width="0.321cm" draw:fill-color="#ff972f" draw:textarea-horizontal-align="justify" draw:textarea-vertical-align="middle" draw:auto-grow-height="false" fo:min-height="1.726cm" fo:min-width="1.476cm" fo:padding-top="0.165cm" fo:padding-bottom="0.165cm" fo:padding-left="0.29cm" fo:padding-right="0.29cm"/>
      <style:paragraph-properties style:writing-mode="lr-tb"/>
    </style:style>
    <style:style style:name="gr3"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726cm" fo:min-width="1.476cm" fo:padding-top="0.165cm" fo:padding-bottom="0.165cm" fo:padding-left="0.29cm" fo:padding-right="0.29cm"/>
      <style:paragraph-properties style:writing-mode="lr-tb"/>
    </style:style>
    <style:style style:name="gr4" style:family="graphic" style:parent-style-name="standard">
      <style:graphic-properties svg:stroke-width="0.081cm" svg:stroke-color="#1c1c1c" draw:marker-start-width="0.321cm" draw:marker-end-width="0.321cm" draw:fill="none" draw:textarea-vertical-align="middle" draw:auto-grow-height="false" fo:min-height="8.297cm" fo:min-width="0cm" fo:padding-top="0.165cm" fo:padding-bottom="0.165cm" fo:padding-left="0.29cm" fo:padding-right="0.29cm"/>
    </style:style>
    <style:style style:name="gr5" style:family="graphic" style:parent-style-name="objectwithoutfill">
      <style:graphic-properties svg:stroke-width="0.081cm" svg:stroke-color="#1c1c1c" draw:marker-start-width="0.321cm" draw:marker-end="Arrow" draw:marker-end-width="0.421cm" draw:fill="solid" draw:textarea-vertical-align="middle" fo:padding-top="0.165cm" fo:padding-bottom="0.165cm" fo:padding-left="0.29cm" fo:padding-right="0.29cm"/>
    </style:style>
    <style:style style:name="gr6"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646cm" fo:min-width="1.396cm" fo:padding-top="0.165cm" fo:padding-bottom="0.165cm" fo:padding-left="0.29cm" fo:padding-right="0.29cm"/>
      <style:paragraph-properties style:writing-mode="lr-tb"/>
    </style:style>
    <style:style style:name="gr7" style:family="graphic" style:parent-style-name="standard">
      <style:graphic-properties svg:stroke-width="0.081cm" svg:stroke-color="#1c1c1c" draw:marker-start-width="0.321cm" draw:marker-end-width="0.321cm" draw:fill-color="#ff972f" draw:textarea-horizontal-align="justify" draw:textarea-vertical-align="middle" draw:auto-grow-height="false" fo:min-height="1.646cm" fo:min-width="1.396cm" fo:padding-top="0.165cm" fo:padding-bottom="0.165cm" fo:padding-left="0.29cm" fo:padding-right="0.29cm"/>
      <style:paragraph-properties style:writing-mode="lr-tb"/>
    </style:style>
    <style:style style:name="gr8" style:family="graphic" style:parent-style-name="standard">
      <style:graphic-properties svg:stroke-width="0.081cm" svg:stroke-color="#1c1c1c" draw:marker-start-width="0.321cm" draw:marker-end-width="0.321cm" draw:fill-color="#000000" draw:textarea-horizontal-align="justify" draw:textarea-vertical-align="middle" draw:auto-grow-height="false" fo:min-height="1.646cm" fo:min-width="1.396cm" fo:padding-top="0.165cm" fo:padding-bottom="0.165cm" fo:padding-left="0.29cm" fo:padding-right="0.29cm"/>
      <style:paragraph-properties style:writing-mode="lr-tb"/>
    </style:style>
    <style:style style:name="gr9" style:family="graphic" style:parent-style-name="standard">
      <style:graphic-properties svg:stroke-width="0.081cm" svg:stroke-color="#1c1c1c" draw:marker-start-width="0.321cm" draw:marker-end-width="0.321cm" draw:fill="none" draw:textarea-vertical-align="middle" draw:auto-grow-height="false" fo:min-height="8.217cm" fo:min-width="0cm" fo:padding-top="0.165cm" fo:padding-bottom="0.165cm" fo:padding-left="0.29cm" fo:padding-right="0.29cm"/>
    </style:style>
    <style:style style:name="gr10" style:family="graphic" style:parent-style-name="standard">
      <style:graphic-properties svg:stroke-width="0.081cm" svg:stroke-color="#1c1c1c" draw:marker-start-width="0.321cm" draw:marker-end-width="0.321cm" draw:fill-color="#b2b2b2" draw:textarea-horizontal-align="justify" draw:textarea-vertical-align="middle" draw:auto-grow-height="false" fo:min-height="1.646cm" fo:min-width="1.396cm" fo:padding-top="0.165cm" fo:padding-bottom="0.165cm" fo:padding-left="0.29cm" fo:padding-right="0.29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0.96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11.77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11.318cm"/>
      <style:paragraph-properties style:writing-mode="lr-tb"/>
    </style:style>
    <style:style style:name="gr14" style:family="graphic" style:parent-style-name="standard">
      <style:graphic-properties svg:stroke-width="0.081cm" svg:stroke-color="#1c1c1c" draw:marker-start-width="0.321cm" draw:marker-end-width="0.321cm" draw:fill-color="#ffb66c" draw:textarea-horizontal-align="justify" draw:textarea-vertical-align="middle" draw:auto-grow-height="false" fo:min-height="2.804cm" fo:min-width="3.901cm" fo:padding-top="0.165cm" fo:padding-bottom="0.165cm" fo:padding-left="0.29cm" fo:padding-right="0.29cm"/>
      <style:paragraph-properties style:writing-mode="lr-tb"/>
    </style:style>
    <style:style style:name="gr15" style:family="graphic" style:parent-style-name="objectwithoutfill">
      <style:graphic-properties svg:stroke-width="0.106cm" svg:stroke-color="#1c1c1c" draw:marker-start-width="0.358cm" draw:marker-end="Arrow" draw:marker-end-width="0.458cm" draw:fill="solid" draw:textarea-vertical-align="middle" fo:padding-top="0.177cm" fo:padding-bottom="0.177cm" fo:padding-left="0.302cm" fo:padding-right="0.302cm"/>
      <style:paragraph-properties style:writing-mode="lr-tb"/>
    </style:style>
    <style:style style:name="gr16" style:family="graphic" style:parent-style-name="objectwithoutfill">
      <style:graphic-properties svg:stroke-width="0.106cm" svg:stroke-color="#1c1c1c" draw:marker-start-width="0.358cm" draw:marker-end="Arrow" draw:marker-end-width="0.458cm" draw:fill="solid" draw:textarea-vertical-align="middle" fo:padding-top="0.177cm" fo:padding-bottom="0.177cm" fo:padding-left="0.302cm" fo:padding-right="0.302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8"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2.163cm" fo:min-width="5.85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1c1c1c" draw:marker-start-width="0.321cm" draw:marker-end="Arrow" draw:marker-end-width="0.421cm" draw:fill="solid" draw:fill-color="#ffffff" draw:textarea-vertical-align="middle" fo:padding-top="0.165cm" fo:padding-bottom="0.165cm" fo:padding-left="0.29cm" fo:padding-right="0.29cm"/>
    </style:style>
    <style:style style:name="gr20" style:family="graphic" style:parent-style-name="standard">
      <style:graphic-properties svg:stroke-width="0.081cm" svg:stroke-color="#1c1c1c" draw:marker-start-width="0.321cm" draw:marker-end-width="0.321cm" draw:fill="solid" draw:fill-color="#b2b2b2" draw:textarea-horizontal-align="justify" draw:textarea-vertical-align="middle" draw:auto-grow-height="false" fo:min-height="1.241cm" fo:min-width="22.58cm" fo:padding-top="0.165cm" fo:padding-bottom="0.165cm" fo:padding-left="0.29cm" fo:padding-right="0.29cm"/>
      <style:paragraph-properties style:writing-mode="lr-tb"/>
    </style:style>
    <style:style style:name="gr21"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3.418cm" fo:min-width="5.454cm" fo:padding-top="0.165cm" fo:padding-bottom="0.165cm" fo:padding-left="0.29cm" fo:padding-right="0.29cm"/>
      <style:paragraph-properties style:writing-mode="lr-tb"/>
    </style:style>
    <style:style style:name="gr22" style:family="graphic" style:parent-style-name="standard">
      <style:graphic-properties svg:stroke-width="0.081cm" svg:stroke-color="#1c1c1c" draw:marker-start-width="0.321cm" draw:marker-end-width="0.321cm" draw:fill-color="#ffb66c" draw:textarea-horizontal-align="justify" draw:textarea-vertical-align="middle" draw:auto-grow-height="false" fo:min-height="2.48cm" fo:min-width="0.554cm" fo:padding-top="0.165cm" fo:padding-bottom="0.165cm" fo:padding-left="0.29cm" fo:padding-right="0.29cm"/>
    </style:style>
    <style:style style:name="gr23" style:family="graphic" style:parent-style-name="standard">
      <style:graphic-properties svg:stroke-width="0.081cm" svg:stroke-color="#1c1c1c" draw:marker-start-width="0.321cm" draw:marker-end-width="0.321cm" draw:fill-color="#1c1c1c" draw:textarea-horizontal-align="justify" draw:textarea-vertical-align="middle" draw:auto-grow-height="false" fo:min-height="2.48cm" fo:min-width="0cm" fo:padding-top="0.165cm" fo:padding-bottom="0.165cm" fo:padding-left="0.29cm" fo:padding-right="0.29cm"/>
    </style:style>
    <style:style style:name="gr24" style:family="graphic" style:parent-style-name="standard">
      <style:graphic-properties svg:stroke-width="0.081cm" svg:stroke-color="#1c1c1c" draw:marker-start-width="0.321cm" draw:marker-end-width="0.321cm" draw:fill-color="#1c1c1c" draw:textarea-horizontal-align="justify" draw:textarea-vertical-align="middle" draw:auto-grow-height="false" fo:min-height="2.835cm" fo:min-width="0cm" fo:padding-top="0.165cm" fo:padding-bottom="0.165cm" fo:padding-left="0.29cm" fo:padding-right="0.29cm"/>
    </style:style>
    <style:style style:name="gr25" style:family="graphic" style:parent-style-name="standard">
      <style:graphic-properties svg:stroke-width="0.081cm" svg:stroke-color="#1c1c1c" draw:marker-start-width="0.321cm" draw:marker-end-width="0.321cm" draw:fill-color="#ffb66c" draw:textarea-horizontal-align="justify" draw:textarea-vertical-align="middle" draw:auto-grow-height="false" fo:min-height="2.48cm" fo:min-width="0.228cm" fo:padding-top="0.165cm" fo:padding-bottom="0.165cm" fo:padding-left="0.29cm" fo:padding-right="0.29cm"/>
    </style:style>
    <style:style style:name="gr26" style:family="graphic" style:parent-style-name="standard">
      <style:graphic-properties svg:stroke-width="0.081cm" svg:stroke-color="#1c1c1c" draw:marker-start-width="0.321cm" draw:marker-end-width="0.321cm" draw:fill-color="#ffffff" draw:textarea-horizontal-align="justify" draw:textarea-vertical-align="middle" draw:auto-grow-height="false" fo:min-height="1.814cm" fo:min-width="6.517cm" fo:padding-top="0.165cm" fo:padding-bottom="0.165cm" fo:padding-left="0.29cm" fo:padding-right="0.29cm"/>
      <style:paragraph-properties style:writing-mode="lr-tb"/>
    </style:style>
    <style:style style:name="gr27" style:family="graphic" style:parent-style-name="objectwithoutfill">
      <style:graphic-properties draw:stroke="dash" draw:stroke-dash="Long_20_Dash" svg:stroke-width="0.081cm" svg:stroke-color="#1c1c1c" draw:marker-start-width="0.321cm" draw:marker-end="Arrow" draw:marker-end-width="0.421cm" draw:fill="solid" draw:textarea-vertical-align="middle" fo:padding-top="0.165cm" fo:padding-bottom="0.165cm" fo:padding-left="0.29cm" fo:padding-right="0.29cm"/>
    </style:style>
    <style:style style:name="gr28" style:family="graphic" style:parent-style-name="objectwithoutfill">
      <style:graphic-properties draw:stroke="dash" draw:stroke-dash="Long_20_Dot" svg:stroke-width="0.081cm" svg:stroke-color="#1c1c1c" draw:marker-start-width="0.321cm" draw:marker-end="Arrow" draw:marker-end-width="0.421cm" draw:fill="solid" draw:textarea-vertical-align="middle" fo:padding-top="0.165cm" fo:padding-bottom="0.165cm" fo:padding-left="0.29cm" fo:padding-right="0.29cm"/>
    </style:style>
    <style:style style:name="gr29" style:family="graphic" style:parent-style-name="objectwithoutfill">
      <style:graphic-properties draw:stroke="dash" draw:stroke-dash="Long_20_Dot" svg:stroke-width="0.081cm" svg:stroke-color="#1c1c1c" draw:marker-start="Arrow" draw:marker-start-width="0.421cm" draw:marker-end="Arrow" draw:marker-end-width="0.421cm" draw:fill="solid" draw:textarea-vertical-align="middle" fo:padding-top="0.165cm" fo:padding-bottom="0.165cm" fo:padding-left="0.29cm" fo:padding-right="0.29cm"/>
    </style:style>
    <style:style style:name="gr30"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2.163cm" fo:min-width="3.523cm" fo:padding-top="0.165cm" fo:padding-bottom="0.165cm" fo:padding-left="0.29cm" fo:padding-right="0.29cm" fo:wrap-option="no-wrap"/>
      <style:paragraph-properties style:writing-mode="lr-tb"/>
    </style:style>
    <style:style style:name="gr31" style:family="graphic" style:parent-style-name="standard">
      <style:graphic-properties draw:stroke="none" svg:stroke-width="0.081cm" svg:stroke-color="#1c1c1c" draw:marker-start-width="0.321cm" draw:marker-end-width="0.321cm" draw:fill="none" draw:fill-color="#ffffff" draw:textarea-horizontal-align="left" draw:auto-grow-height="true" draw:auto-grow-width="true" fo:min-height="0cm" fo:min-width="0cm"/>
      <style:paragraph-properties style:writing-mode="lr-tb"/>
    </style:style>
    <style:style style:name="gr32"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2.083cm" fo:min-width="3.443cm" fo:padding-top="0.165cm" fo:padding-bottom="0.165cm" fo:padding-left="0.29cm" fo:padding-right="0.29cm" fo:wrap-option="no-wrap"/>
      <style:paragraph-properties style:writing-mode="lr-tb"/>
    </style:style>
    <style:style style:name="gr33" style:family="graphic" style:parent-style-name="standard">
      <style:graphic-properties svg:stroke-width="0.081cm" svg:stroke-color="#1c1c1c" draw:marker-start-width="0.321cm" draw:marker-end-width="0.321cm" draw:fill-color="#b2b2b2" draw:textarea-horizontal-align="justify" draw:textarea-vertical-align="middle" draw:auto-grow-height="false" fo:min-height="1.82cm" fo:min-width="5.919cm" fo:padding-top="0.165cm" fo:padding-bottom="0.165cm" fo:padding-left="0.29cm" fo:padding-right="0.29cm"/>
      <style:paragraph-properties style:writing-mode="lr-tb"/>
    </style:style>
    <style:style style:name="gr34" style:family="graphic" style:parent-style-name="standard">
      <style:graphic-properties svg:stroke-width="0.081cm" svg:stroke-color="#1c1c1c" draw:marker-start-width="0.321cm" draw:marker-end-width="0.321cm" draw:fill-color="#ffb66c" draw:textarea-horizontal-align="justify" draw:textarea-vertical-align="top" draw:auto-grow-height="false" fo:min-height="3.687cm" fo:min-width="17.534cm" fo:padding-top="0.165cm" fo:padding-bottom="0.165cm" fo:padding-left="0.29cm" fo:padding-right="0.29cm"/>
      <style:paragraph-properties style:writing-mode="lr-tb"/>
    </style:style>
    <style:style style:name="gr35" style:family="graphic" style:parent-style-name="standard">
      <style:graphic-properties svg:stroke-width="0.081cm" svg:stroke-color="#1c1c1c" draw:marker-start-width="0.321cm" draw:marker-end-width="0.321cm" draw:fill-color="#ffdbb6" draw:textarea-horizontal-align="justify" draw:textarea-vertical-align="middle" draw:auto-grow-height="false" fo:min-height="1.909cm" fo:min-width="4.834cm" fo:padding-top="0.165cm" fo:padding-bottom="0.165cm" fo:padding-left="0.29cm" fo:padding-right="0.29cm"/>
      <style:paragraph-properties style:writing-mode="lr-tb"/>
    </style:style>
    <style:style style:name="gr36" style:family="graphic" style:parent-style-name="objectwithoutfill">
      <style:graphic-properties svg:stroke-width="0.159cm" svg:stroke-color="#1c1c1c" draw:marker-start-width="0.438cm" draw:marker-end="Arrow" draw:marker-end-width="0.538cm" draw:fill="solid" draw:textarea-vertical-align="middle" fo:padding-top="0.204cm" fo:padding-bottom="0.204cm" fo:padding-left="0.329cm" fo:padding-right="0.329cm"/>
    </style:style>
    <style:style style:name="gr37" style:family="graphic" style:parent-style-name="standard">
      <style:graphic-properties svg:stroke-width="0.081cm" svg:stroke-color="#1c1c1c" draw:marker-start-width="0.321cm" draw:marker-end-width="0.321cm" draw:fill-color="#ffb66c" draw:textarea-horizontal-align="justify" draw:textarea-vertical-align="middle" draw:auto-grow-height="false" fo:min-height="2.29cm" fo:min-width="6.866cm" fo:padding-top="0.165cm" fo:padding-bottom="0.165cm" fo:padding-left="0.29cm" fo:padding-right="0.29cm"/>
      <style:paragraph-properties style:writing-mode="lr-tb"/>
    </style:style>
    <style:style style:name="gr38" style:family="graphic" style:parent-style-name="standard">
      <style:graphic-properties svg:stroke-width="0.081cm" svg:stroke-color="#1c1c1c" draw:marker-start-width="0.321cm" draw:marker-end-width="0.321cm" draw:fill-color="#ffb66c" draw:textarea-horizontal-align="justify" draw:textarea-vertical-align="top" draw:auto-grow-height="false" fo:min-height="5.32cm" fo:min-width="11.028cm" fo:padding-top="0.165cm" fo:padding-bottom="0.165cm" fo:padding-left="0.29cm" fo:padding-right="0.29cm"/>
      <style:paragraph-properties style:writing-mode="lr-tb"/>
    </style:style>
    <style:style style:name="gr39" style:family="graphic" style:parent-style-name="standard">
      <style:graphic-properties svg:stroke-width="0.081cm" svg:stroke-color="#1c1c1c" draw:marker-start-width="0.321cm" draw:marker-end-width="0.321cm" draw:fill-color="#ffdbb6" draw:textarea-horizontal-align="justify" draw:textarea-vertical-align="middle" draw:auto-grow-height="false" fo:min-height="1.317cm" fo:min-width="4.834cm" fo:padding-top="0.165cm" fo:padding-bottom="0.165cm" fo:padding-left="0.29cm" fo:padding-right="0.29cm"/>
      <style:paragraph-properties style:writing-mode="lr-tb"/>
    </style:style>
    <style:style style:name="P1" style:family="paragraph">
      <style:paragraph-properties fo:text-align="center" style:writing-mode="lr-tb"/>
    </style:style>
    <style:style style:name="P2" style:family="paragraph">
      <loext:graphic-properties draw:fill-color="#b2b2b2"/>
      <style:paragraph-properties fo:text-align="center" style:writing-mode="lr-tb"/>
    </style:style>
    <style:style style:name="P3" style:family="paragraph">
      <loext:graphic-properties draw:fill-color="#ff972f"/>
      <style:paragraph-properties fo:text-align="center" style:writing-mode="lr-tb"/>
    </style:style>
    <style:style style:name="P4" style:family="paragraph">
      <loext:graphic-properties draw:fill-color="#ffffff"/>
      <style:paragraph-properties fo:text-align="center" style:writing-mode="lr-tb"/>
    </style:style>
    <style:style style:name="P5" style:family="paragraph">
      <loext:graphic-properties draw:fill="none"/>
      <style:paragraph-properties fo:text-align="center"/>
    </style:style>
    <style:style style:name="P6" style:family="paragraph">
      <loext:graphic-properties draw:fill="solid"/>
      <style:paragraph-properties fo:text-align="center"/>
    </style:style>
    <style:style style:name="P7" style:family="paragraph">
      <loext:graphic-properties draw:fill-color="#000000"/>
      <style:paragraph-properties fo:text-align="center" style:writing-mode="lr-tb"/>
    </style:style>
    <style:style style:name="P8" style:family="paragraph">
      <style:paragraph-properties fo:text-align="center"/>
    </style:style>
    <style:style style:name="P9" style:family="paragraph">
      <loext:graphic-properties draw:fill="none" draw:fill-color="#ffffff"/>
      <style:paragraph-properties fo:text-align="center" style:writing-mode="lr-tb"/>
    </style:style>
    <style:style style:name="P10" style:family="paragraph">
      <loext:graphic-properties draw:fill-color="#ffb66c"/>
      <style:paragraph-properties fo:text-align="center"/>
    </style:style>
    <style:style style:name="P11" style:family="paragraph">
      <loext:graphic-properties draw:fill="none" draw:fill-color="#ffffff"/>
    </style:style>
    <style:style style:name="P12" style:family="paragraph">
      <loext:graphic-properties draw:fill-color="#ffffff"/>
      <style:paragraph-properties fo:text-align="center"/>
    </style:style>
    <style:style style:name="P13" style:family="paragraph">
      <loext:graphic-properties draw:fill="solid" draw:fill-color="#ffffff"/>
      <style:paragraph-properties fo:text-align="center"/>
    </style:style>
    <style:style style:name="P14" style:family="paragraph">
      <loext:graphic-properties draw:fill="solid" draw:fill-color="#b2b2b2"/>
      <style:paragraph-properties fo:text-align="center"/>
    </style:style>
    <style:style style:name="P15" style:family="paragraph">
      <loext:graphic-properties draw:fill-color="#1c1c1c"/>
      <style:paragraph-properties fo:text-align="center"/>
    </style:style>
    <style:style style:name="P16" style:family="paragraph">
      <loext:graphic-properties draw:fill="none" draw:fill-color="#ffffff"/>
      <style:paragraph-properties fo:text-align="center"/>
    </style:style>
    <style:style style:name="P17" style:family="paragraph">
      <loext:graphic-properties draw:fill="none" draw:fill-color="#ffffff"/>
      <style:text-properties fo:font-size="28pt" style:font-size-asian="28pt" style:font-size-complex="28pt"/>
    </style:style>
    <style:style style:name="P18" style:family="paragraph">
      <loext:graphic-properties draw:fill-color="#b2b2b2"/>
      <style:paragraph-properties fo:text-align="center"/>
      <style:text-properties fo:font-size="28pt" fo:font-weight="bold" style:font-size-asian="28pt" style:font-weight-asian="bold" style:font-size-complex="28pt" style:font-weight-complex="bold"/>
    </style:style>
    <style:style style:name="P19" style:family="paragraph">
      <loext:graphic-properties draw:fill-color="#ffb66c"/>
      <style:paragraph-properties fo:text-align="center"/>
      <style:text-properties fo:font-size="28pt" style:font-size-asian="28pt" style:font-size-complex="28pt"/>
    </style:style>
    <style:style style:name="P20" style:family="paragraph">
      <loext:graphic-properties draw:fill-color="#ffdbb6"/>
      <style:paragraph-properties fo:text-align="center"/>
    </style:style>
    <style:style style:name="P21" style:family="paragraph">
      <style:text-properties fo:font-weight="bold" style:font-weight-asian="bold" style:font-weight-complex="bold"/>
    </style:style>
    <style:style style:name="P22"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28pt" style:font-size-asian="28pt" style:font-size-complex="28pt"/>
    </style:style>
    <style:style style:name="T3"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94cm" svg:height="2.794cm" svg:x="2.714cm" svg:y="4.683cm">
          <text:p text:style-name="P1">Ru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 draw:id="id1" draw:layer="layout" svg:width="2.794cm" svg:height="2.794cm" svg:x="-0.269cm" svg:y="8.684cm">
          <text:p text:style-name="P1">Cau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 draw:id="id2" draw:layer="layout" svg:width="2.794cm" svg:height="2.794cm" svg:x="5.732cm" svg:y="8.685cm">
          <text:p text:style-name="P1">Effec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0.889cm" svg:height="9.017cm" draw:transform="rotate (-1.5707963267949) translate (8.62cm 7.6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5" draw:text-style-name="P6" draw:layer="layout" draw:type="line" svg:x1="2.525cm" svg:y1="10.081cm" svg:x2="5.732cm" svg:y2="10.082cm" draw:start-shape="id1" draw:start-glue-point="10" draw:end-shape="id2" draw:end-glue-point="6" svg:d="M2525 10081l3207 1" svg:viewBox="0 0 3208 2">
          <text:p/>
        </draw:connector>
        <draw:custom-shape draw:style-name="gr6" draw:text-style-name="P4" draw:layer="layout" svg:width="2.794cm" svg:height="2.794cm" svg:x="18.314cm" svg:y="4.684cm">
          <text:p text:style-name="P1">Ru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xml:id="id3" draw:id="id3" draw:layer="layout" svg:width="2.794cm" svg:height="2.794cm" svg:x="15.331cm" svg:y="8.685cm">
          <text:p text:style-name="P1">Cau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4" draw:id="id4" draw:layer="layout" svg:width="2.794cm" svg:height="2.794cm" svg:x="21.332cm" svg:y="8.686cm">
          <text:p text:style-name="P1">Effec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889cm" svg:height="9.017cm" draw:transform="rotate (-1.5707963267949) translate (24.22cm 7.6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5" draw:text-style-name="P6" draw:layer="layout" draw:type="line" svg:x1="18.125cm" svg:y1="10.082cm" svg:x2="21.332cm" svg:y2="10.083cm" draw:start-shape="id3" draw:start-glue-point="10" draw:end-shape="id4" draw:end-glue-point="6" svg:d="M18125 10082l3207 1" svg:viewBox="0 0 3208 2">
          <text:p/>
        </draw:connector>
        <draw:custom-shape draw:style-name="gr10" draw:text-style-name="P2" draw:layer="layout" svg:width="2.794cm" svg:height="2.794cm" svg:x="10.414cm" svg:y="9.685cm">
          <text:p text:style-name="P1">Ru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xml:id="id5" draw:id="id5" draw:layer="layout" svg:width="2.794cm" svg:height="2.794cm" svg:x="7.431cm" svg:y="13.686cm">
          <text:p text:style-name="P1">Cau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xml:id="id6" draw:id="id6" draw:layer="layout" svg:width="2.794cm" svg:height="2.794cm" svg:x="13.432cm" svg:y="13.687cm">
          <text:p text:style-name="P1">Effec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889cm" svg:height="9.017cm" draw:transform="rotate (-1.5707963267949) translate (16.32cm 12.60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5" draw:text-style-name="P6" draw:layer="layout" draw:type="line" svg:x1="10.225cm" svg:y1="15.083cm" svg:x2="13.432cm" svg:y2="15.084cm" draw:start-shape="id5" draw:start-glue-point="10" draw:end-shape="id6" draw:end-glue-point="6" svg:d="M10225 15083l3207 1" svg:viewBox="0 0 3208 2">
          <text:p/>
        </draw:connector>
        <draw:frame draw:style-name="gr11" draw:text-style-name="P9" draw:layer="layout" svg:width="11.462cm" svg:height="1.673cm" svg:x="6.107cm" svg:y="17.093cm">
          <draw:text-box>
            <text:p text:style-name="P8"><text:span text:style-name="T1">Abduction:</text:span> Given a rule and an effect,<text:line-break/>abduce a cause.</text:p>
          </draw:text-box>
        </draw:frame>
        <draw:frame draw:style-name="gr12" draw:text-style-name="P9" draw:layer="layout" svg:width="12.279cm" svg:height="1.673cm" svg:x="-1.593cm" svg:y="2.694cm">
          <draw:text-box>
            <text:p text:style-name="P8"><text:span text:style-name="T1">Deduction:</text:span> Given the rule and the cause,<text:line-break/>deduce the effect.</text:p>
          </draw:text-box>
        </draw:frame>
        <draw:frame draw:style-name="gr13" draw:text-style-name="P9" draw:layer="layout" svg:width="11.818cm" svg:height="1.673cm" svg:x="13.807cm" svg:y="2.695cm">
          <draw:text-box>
            <text:p text:style-name="P8"><text:span text:style-name="T1">Induction:</text:span> Given a cause and an effect,<text:line-break/>induce a rule.</text:p>
          </draw:text-box>
        </draw:frame>
      </draw:page>
      <draw:page draw:name="page2" draw:style-name="dp1" draw:master-page-name="Default">
        <draw:custom-shape draw:style-name="gr14" draw:text-style-name="P10" xml:id="id8" draw:id="id8" draw:layer="layout" svg:width="6.223cm" svg:height="4.318cm" svg:x="1.889cm" svg:y="2.382cm">
          <text:p text:style-name="P8">Theo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0" xml:id="id7" draw:id="id7" draw:layer="layout" svg:width="6.223cm" svg:height="4.318cm" svg:x="13.889cm" svg:y="2.383cm">
          <text:p text:style-name="P8">Worl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6" draw:layer="layout" draw:type="curve" draw:line-skew="0.534cm" svg:x1="14.8cm" svg:y1="3.015cm" svg:x2="7.201cm" svg:y2="3.014cm" draw:start-shape="id7" draw:start-glue-point="5" draw:end-shape="id8" draw:end-glue-point="11" svg:d="M14800 3015c0-960-7599-959-7599-1" svg:viewBox="0 0 7600 721">
          <text:p text:style-name="P8"/>
        </draw:connector>
        <draw:connector draw:style-name="gr16" draw:text-style-name="P6" draw:layer="layout" draw:type="curve" draw:line-skew="-0.535cm" svg:x1="7.201cm" svg:y1="6.068cm" svg:x2="14.8cm" svg:y2="6.069cm" draw:start-shape="id8" draw:start-glue-point="9" draw:end-shape="id7" draw:end-glue-point="7" svg:d="M7201 6068c0 960 7599 959 7599 1" svg:viewBox="0 0 7600 721">
          <text:p/>
        </draw:connector>
        <draw:frame draw:style-name="gr17" draw:text-style-name="P11" draw:layer="layout" svg:width="3.918cm" svg:height="0.962cm" svg:x="9.055cm" svg:y="1.039cm">
          <draw:text-box>
            <text:p>Observation</text:p>
          </draw:text-box>
        </draw:frame>
        <draw:frame draw:style-name="gr17" draw:text-style-name="P11" draw:layer="layout" svg:width="3.233cm" svg:height="0.962cm" svg:x="9.533cm" svg:y="7.262cm">
          <draw:text-box>
            <text:p>Validation</text:p>
          </draw:text-box>
        </draw:frame>
        <draw:custom-shape draw:style-name="gr18" draw:text-style-name="P12" xml:id="id13" draw:id="id13" draw:layer="layout" svg:width="6.35cm" svg:height="2.413cm" svg:x="1cm" svg:y="11.033cm">
          <text:p text:style-name="P8">Prior Knowledge</text:p>
          <text:p text:style-name="P8">(Initial hypothesis)</text:p>
          <draw:enhanced-geometry svg:viewBox="0 0 21600 21600" draw:type="rectangle" draw:enhanced-path="M 0 0 L 21600 0 21600 21600 0 21600 0 0 Z N"/>
        </draw:custom-shape>
        <draw:custom-shape draw:style-name="gr18" draw:text-style-name="P12" xml:id="id9" draw:id="id9" draw:layer="layout" svg:width="6.35cm" svg:height="2.413cm" svg:x="8cm" svg:y="15.033cm">
          <text:p text:style-name="P8">Observe<text:line-break/>(what is wrong with<text:line-break/>the current theory?)</text:p>
          <draw:enhanced-geometry svg:viewBox="0 0 21600 21600" draw:type="rectangle" draw:enhanced-path="M 0 0 L 21600 0 21600 21600 0 21600 0 0 Z N"/>
        </draw:custom-shape>
        <draw:custom-shape draw:style-name="gr18" draw:text-style-name="P12" xml:id="id10" draw:id="id10" draw:layer="layout" svg:width="6.35cm" svg:height="2.413cm" svg:x="15cm" svg:y="19.033cm">
          <text:p text:style-name="P8">Theorize<text:line-break/>(refine/create a<text:line-break/>better theory)</text:p>
          <draw:enhanced-geometry svg:viewBox="0 0 21600 21600" draw:type="rectangle" draw:enhanced-path="M 0 0 L 21600 0 21600 21600 0 21600 0 0 Z N"/>
        </draw:custom-shape>
        <draw:custom-shape draw:style-name="gr18" draw:text-style-name="P12" xml:id="id12" draw:id="id12" draw:layer="layout" svg:width="6.35cm" svg:height="2.413cm" svg:x="1cm" svg:y="19.033cm">
          <text:p text:style-name="P8">Experiment<text:line-break/>(manipulate the</text:p>
          <text:p text:style-name="P8">variables)</text:p>
          <draw:enhanced-geometry svg:viewBox="0 0 21600 21600" draw:type="rectangle" draw:enhanced-path="M 0 0 L 21600 0 21600 21600 0 21600 0 0 Z N"/>
        </draw:custom-shape>
        <draw:custom-shape draw:style-name="gr18" draw:text-style-name="P12" xml:id="id11" draw:id="id11" draw:layer="layout" svg:width="6.35cm" svg:height="2.413cm" svg:x="8cm" svg:y="23.033cm">
          <text:p text:style-name="P8">Design<text:line-break/>(Design empirical<text:line-break/>tests of the theory)</text:p>
          <draw:enhanced-geometry svg:viewBox="0 0 21600 21600" draw:type="rectangle" draw:enhanced-path="M 0 0 L 21600 0 21600 21600 0 21600 0 0 Z N"/>
        </draw:custom-shape>
        <draw:connector draw:style-name="gr19" draw:text-style-name="P13" draw:layer="layout" draw:type="curve" svg:x1="14.35cm" svg:y1="16.239cm" svg:x2="18.175cm" svg:y2="19.033cm" draw:start-shape="id9" draw:start-glue-point="1" draw:end-shape="id10" draw:end-glue-point="0" svg:d="M14350 16239c2550 0 3825 931 3825 2794" svg:viewBox="0 0 3826 2795">
          <text:p/>
        </draw:connector>
        <draw:connector draw:style-name="gr19" draw:text-style-name="P13" draw:layer="layout" draw:type="curve" svg:x1="18.175cm" svg:y1="21.446cm" svg:x2="14.35cm" svg:y2="24.239cm" draw:start-shape="id10" draw:start-glue-point="2" draw:end-shape="id11" draw:end-glue-point="1" svg:d="M18175 21446c0 1862-1275 2793-3825 2793" svg:viewBox="0 0 3826 2794">
          <text:p/>
        </draw:connector>
        <draw:connector draw:style-name="gr19" draw:text-style-name="P13" draw:layer="layout" draw:type="curve" svg:x1="8cm" svg:y1="24.239cm" svg:x2="4.175cm" svg:y2="21.446cm" draw:start-shape="id11" draw:start-glue-point="3" draw:end-shape="id12" draw:end-glue-point="2" svg:d="M8000 24239c-2550 0-3825-931-3825-2793" svg:viewBox="0 0 3826 2794">
          <text:p/>
        </draw:connector>
        <draw:connector draw:style-name="gr19" draw:text-style-name="P13" draw:layer="layout" draw:type="curve" svg:x1="4.175cm" svg:y1="19.033cm" svg:x2="8cm" svg:y2="16.239cm" draw:start-shape="id12" draw:start-glue-point="0" draw:end-shape="id9" draw:end-glue-point="3" svg:d="M4175 19033c0-1863 1275-2794 3825-2794" svg:viewBox="0 0 3826 2795">
          <text:p/>
        </draw:connector>
        <draw:connector draw:style-name="gr19" draw:text-style-name="P13" draw:layer="layout" draw:type="curve" svg:x1="7.35cm" svg:y1="12.239cm" svg:x2="11.175cm" svg:y2="15.033cm" draw:start-shape="id13" draw:start-glue-point="1" draw:end-shape="id9" svg:d="M7350 12239c2550 0 3825 931 3825 2794" svg:viewBox="0 0 3826 2795">
          <text:p/>
        </draw:connector>
      </draw:page>
      <draw:page draw:name="page3" draw:style-name="dp1" draw:master-page-name="Default">
        <draw:custom-shape draw:style-name="gr20" draw:text-style-name="P14" draw:layer="layout" svg:width="23.24cm" svg:height="1.651cm" svg:x="-1.619cm" svg:y="0.559cm">
          <text:p text:style-name="P8">Theor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3.24cm" svg:height="1.651cm" svg:x="-1.618cm" svg:y="13.159cm">
          <text:p text:style-name="P8">Practi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5" draw:layer="layout" svg:width="6.35cm" svg:height="4.064cm" svg:x="-1.111cm" svg:y="5.65cm">
          <text:p text:style-name="P8">Theory</text:p>
          <text:p text:style-name="P8">Generation</text:p>
          <text:p text:style-name="P8">(indu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5" draw:layer="layout" svg:width="6.35cm" svg:height="4.064cm" svg:x="6.89cm" svg:y="5.651cm">
          <text:p text:style-name="P8">Theory</text:p>
          <text:p text:style-name="P8">testing</text:p>
          <text:p text:style-name="P8">(dedu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5" draw:layer="layout" svg:width="6.35cm" svg:height="4.064cm" svg:x="14.891cm" svg:y="5.652cm">
          <text:p text:style-name="P8">Theory</text:p>
          <text:p text:style-name="P8">elaboration</text:p>
          <text:p text:style-name="P8">(abduc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0" draw:layer="layout" svg:width="2.159cm" svg:height="3.302cm" svg:x="0.985cm" svg:y="9.795cm">
          <text:p/>
          <draw:enhanced-geometry svg:viewBox="0 0 21600 21600" draw:text-areas="?f0 ?f7 ?f2 21600" draw:type="up-arrow" draw:modifiers="7687.88501026694 553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0" draw:layer="layout" svg:width="2.159cm" svg:height="3.302cm" svg:x="8.986cm" svg:y="2.296cm">
          <text:p/>
          <draw:enhanced-geometry svg:viewBox="0 0 21600 21600" draw:text-areas="?f0 ?f7 ?f2 21600" draw:mirror-vertical="true" draw:type="up-arrow" draw:modifiers="7687.88501026694 553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5" draw:layer="layout" svg:width="0.662cm" svg:height="3.302cm" svg:x="1.733cm" svg:y="2.296cm">
          <text:p/>
          <draw:enhanced-geometry svg:viewBox="0 0 21600 21600" draw:text-areas="?f0 ?f7 ?f2 21600" draw:mirror-vertical="true" draw:type="up-arrow" draw:modifiers="4244.1416893733 7167.4208144796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5" draw:layer="layout" svg:width="0.662cm" svg:height="3.302cm" svg:x="9.734cm" svg:y="9.796cm">
          <text:p/>
          <draw:enhanced-geometry svg:viewBox="0 0 21600 21600" draw:text-areas="?f0 ?f7 ?f2 21600" draw:mirror-vertical="false" draw:type="up-arrow" draw:modifiers="4244.1416893733 7167.4208144796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0" draw:layer="layout" svg:width="1.49cm" svg:height="3.302cm" svg:x="17.321cm" svg:y="9.796cm">
          <text:p/>
          <draw:enhanced-geometry svg:viewBox="0 0 21600 21600" draw:text-areas="?f0 ?f7 ?f2 21600" draw:type="up-arrow" draw:modifiers="7687.88501026694 553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0" draw:layer="layout" svg:width="1.49cm" svg:height="3.302cm" svg:x="17.321cm" svg:y="2.297cm">
          <text:p/>
          <draw:enhanced-geometry svg:viewBox="0 0 21600 21600" draw:text-areas="?f0 ?f7 ?f2 21600" draw:mirror-vertical="true" draw:type="up-arrow" draw:modifiers="7687.88501026694 553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2" xml:id="id18" draw:id="id18" draw:layer="layout" svg:width="7.239cm" svg:height="2.286cm" svg:x="8.587cm" svg:y="24.766cm">
          <draw:glue-point draw:id="4" svg:x="-0.743cm" svg:y="-5.004cm"/>
          <draw:glue-point draw:id="5" svg:x="0.66cm" svg:y="-5.004cm"/>
          <draw:glue-point draw:id="6" svg:x="5.002cm" svg:y="-0.909cm"/>
          <draw:glue-point draw:id="7" svg:x="5.002cm" svg:y="0.756cm"/>
          <draw:glue-point draw:id="8" svg:x="-5.002cm" svg:y="-0.909cm"/>
          <draw:glue-point draw:id="9" svg:x="-5.002cm" svg:y="0.756cm"/>
          <draw:glue-point draw:id="10" svg:x="-0.743cm" svg:y="5.008cm"/>
          <draw:glue-point draw:id="11" svg:x="0.66cm" svg:y="5.008cm"/>
          <draw:glue-point draw:id="12" svg:x="4.695cm" svg:y="-4.798cm"/>
          <draw:glue-point draw:id="13" svg:x="-4.778cm" svg:y="4.645cm"/>
          <text:p text:style-name="P8">Suggest hypotheses<text:line-break/>or proposi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2" xml:id="id15" draw:id="id15" draw:layer="layout" svg:width="7.239cm" svg:height="2.286cm" svg:x="-1.413cm" svg:y="24.767cm">
          <draw:glue-point draw:id="4" svg:x="-0.743cm" svg:y="-5.004cm"/>
          <draw:glue-point draw:id="5" svg:x="0.66cm" svg:y="-5.004cm"/>
          <draw:glue-point draw:id="6" svg:x="5.002cm" svg:y="-0.909cm"/>
          <draw:glue-point draw:id="7" svg:x="5.002cm" svg:y="0.756cm"/>
          <draw:glue-point draw:id="8" svg:x="-5.002cm" svg:y="-0.909cm"/>
          <draw:glue-point draw:id="9" svg:x="-5.002cm" svg:y="0.756cm"/>
          <draw:glue-point draw:id="10" svg:x="-0.743cm" svg:y="5.008cm"/>
          <draw:glue-point draw:id="11" svg:x="0.66cm" svg:y="5.008cm"/>
          <draw:glue-point draw:id="12" svg:x="4.695cm" svg:y="-4.798cm"/>
          <draw:glue-point draw:id="13" svg:x="-4.778cm" svg:y="4.645cm"/>
          <text:p text:style-name="P8">Make real-life<text:line-break/>observa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2" xml:id="id19" draw:id="id19" draw:layer="layout" svg:width="7.239cm" svg:height="2.286cm" svg:x="18.587cm" svg:y="24.768cm">
          <draw:glue-point draw:id="4" svg:x="-0.743cm" svg:y="-5.004cm"/>
          <draw:glue-point draw:id="5" svg:x="0.66cm" svg:y="-5.004cm"/>
          <draw:glue-point draw:id="6" svg:x="5.002cm" svg:y="-0.909cm"/>
          <draw:glue-point draw:id="7" svg:x="5.002cm" svg:y="0.756cm"/>
          <draw:glue-point draw:id="8" svg:x="-5.002cm" svg:y="-0.909cm"/>
          <draw:glue-point draw:id="9" svg:x="-5.002cm" svg:y="0.756cm"/>
          <draw:glue-point draw:id="10" svg:x="-0.743cm" svg:y="5.008cm"/>
          <draw:glue-point draw:id="11" svg:x="0.66cm" svg:y="5.008cm"/>
          <draw:glue-point draw:id="12" svg:x="4.695cm" svg:y="-4.798cm"/>
          <draw:glue-point draw:id="13" svg:x="-4.778cm" svg:y="4.645cm"/>
          <text:p text:style-name="P8">Apply or test<text:line-break/>hypotheses or<text:line-break/>propositio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2" xml:id="id17" draw:id="id17" draw:layer="layout" svg:width="7.239cm" svg:height="2.286cm" svg:x="18.587cm" svg:y="17.769cm">
          <draw:glue-point draw:id="4" svg:x="-0.743cm" svg:y="-5.004cm"/>
          <draw:glue-point draw:id="5" svg:x="0.66cm" svg:y="-5.004cm"/>
          <draw:glue-point draw:id="6" svg:x="5.002cm" svg:y="-0.909cm"/>
          <draw:glue-point draw:id="7" svg:x="5.002cm" svg:y="0.756cm"/>
          <draw:glue-point draw:id="8" svg:x="-5.002cm" svg:y="-0.909cm"/>
          <draw:glue-point draw:id="9" svg:x="-5.002cm" svg:y="0.756cm"/>
          <draw:glue-point draw:id="10" svg:x="-0.743cm" svg:y="5.008cm"/>
          <draw:glue-point draw:id="11" svg:x="0.66cm" svg:y="5.008cm"/>
          <draw:glue-point draw:id="12" svg:x="4.695cm" svg:y="-4.798cm"/>
          <draw:glue-point draw:id="13" svg:x="-4.778cm" svg:y="4.645cm"/>
          <text:p text:style-name="P8">Create new knowled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2" xml:id="id16" draw:id="id16" draw:layer="layout" svg:width="7.239cm" svg:height="2.286cm" svg:x="8.587cm" svg:y="17.767cm">
          <draw:glue-point draw:id="4" svg:x="-0.743cm" svg:y="-5.004cm"/>
          <draw:glue-point draw:id="5" svg:x="0.66cm" svg:y="-5.004cm"/>
          <draw:glue-point draw:id="6" svg:x="5.002cm" svg:y="-0.909cm"/>
          <draw:glue-point draw:id="7" svg:x="5.002cm" svg:y="0.756cm"/>
          <draw:glue-point draw:id="8" svg:x="-5.002cm" svg:y="-0.909cm"/>
          <draw:glue-point draw:id="9" svg:x="-5.002cm" svg:y="0.756cm"/>
          <draw:glue-point draw:id="10" svg:x="-0.743cm" svg:y="5.008cm"/>
          <draw:glue-point draw:id="11" svg:x="0.66cm" svg:y="5.008cm"/>
          <draw:glue-point draw:id="12" svg:x="4.695cm" svg:y="-4.798cm"/>
          <draw:glue-point draw:id="13" svg:x="-4.778cm" svg:y="4.645cm"/>
          <text:p text:style-name="P8">Build theoretical<text:line-break/>frame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2" xml:id="id14" draw:id="id14" draw:layer="layout" svg:width="7.239cm" svg:height="2.286cm" svg:x="-1.413cm" svg:y="17.768cm">
          <draw:glue-point draw:id="4" svg:x="-0.743cm" svg:y="-5.004cm"/>
          <draw:glue-point draw:id="5" svg:x="0.66cm" svg:y="-5.004cm"/>
          <draw:glue-point draw:id="6" svg:x="5.002cm" svg:y="-0.909cm"/>
          <draw:glue-point draw:id="7" svg:x="5.002cm" svg:y="0.756cm"/>
          <draw:glue-point draw:id="8" svg:x="-5.002cm" svg:y="-0.909cm"/>
          <draw:glue-point draw:id="9" svg:x="-5.002cm" svg:y="0.756cm"/>
          <draw:glue-point draw:id="10" svg:x="-0.743cm" svg:y="5.008cm"/>
          <draw:glue-point draw:id="11" svg:x="0.66cm" svg:y="5.008cm"/>
          <draw:glue-point draw:id="12" svg:x="4.695cm" svg:y="-4.798cm"/>
          <draw:glue-point draw:id="13" svg:x="-4.778cm" svg:y="4.645cm"/>
          <text:p text:style-name="P8">Review prior<text:line-break/>theoretical knowled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6" draw:layer="layout" draw:type="line" svg:x1="1.669cm" svg:y1="20.054cm" svg:x2="1.669cm" svg:y2="24.767cm" draw:start-shape="id14" draw:start-glue-point="10" draw:end-shape="id15" draw:end-glue-point="4" svg:d="M1669 20054v4713" svg:viewBox="0 0 1 4714">
          <text:p/>
        </draw:connector>
        <draw:connector draw:style-name="gr5" draw:text-style-name="P6" draw:layer="layout" draw:type="line" svg:x1="2.683cm" svg:y1="20.054cm" svg:x2="2.683cm" svg:y2="24.767cm" draw:start-shape="id14" draw:start-glue-point="11" draw:end-shape="id15" draw:end-glue-point="5" svg:d="M2683 20054v4713" svg:viewBox="0 0 1 4714">
          <text:p/>
        </draw:connector>
        <draw:connector draw:style-name="gr5" draw:text-style-name="P6" draw:layer="layout" draw:type="line" svg:x1="5.826cm" svg:y1="18.911cm" svg:x2="8.587cm" svg:y2="18.91cm" draw:start-shape="id14" draw:start-glue-point="1" draw:end-shape="id16" draw:end-glue-point="3" svg:d="M5826 18911l2761-1" svg:viewBox="0 0 2762 2">
          <text:p/>
        </draw:connector>
        <draw:connector draw:style-name="gr27" draw:text-style-name="P6" draw:layer="layout" draw:type="line" svg:x1="15.826cm" svg:y1="18.91cm" svg:x2="18.587cm" svg:y2="18.912cm" draw:start-shape="id16" draw:start-glue-point="1" draw:end-shape="id17" draw:end-glue-point="3" svg:d="M15826 18910l2761 2" svg:viewBox="0 0 2762 3">
          <text:p/>
        </draw:connector>
        <draw:connector draw:style-name="gr5" draw:text-style-name="P6" draw:layer="layout" draw:type="line" svg:x1="11.669cm" svg:y1="20.053cm" svg:x2="11.669cm" svg:y2="24.766cm" draw:start-shape="id16" draw:start-glue-point="10" draw:end-shape="id18" draw:end-glue-point="4" svg:d="M11669 20053v4713" svg:viewBox="0 0 1 4714">
          <text:p/>
        </draw:connector>
        <draw:connector draw:style-name="gr27" draw:text-style-name="P6" draw:layer="layout" draw:type="line" svg:x1="12.683cm" svg:y1="24.766cm" svg:x2="12.683cm" svg:y2="20.053cm" draw:start-shape="id18" draw:start-glue-point="5" draw:end-shape="id16" draw:end-glue-point="11" svg:d="M12683 24766v-4713" svg:viewBox="0 0 1 4714">
          <text:p/>
        </draw:connector>
        <draw:connector draw:style-name="gr27" draw:text-style-name="P6" draw:layer="layout" draw:type="line" svg:x1="5.826cm" svg:y1="25.703cm" svg:x2="8.587cm" svg:y2="25.702cm" draw:start-shape="id15" draw:start-glue-point="6" draw:end-shape="id18" draw:end-glue-point="8" svg:d="M5826 25703l2761-1" svg:viewBox="0 0 2762 2">
          <text:p/>
        </draw:connector>
        <draw:connector draw:style-name="gr28" draw:text-style-name="P6" draw:layer="layout" draw:type="line" svg:x1="5.826cm" svg:y1="26.082cm" svg:x2="8.587cm" svg:y2="26.081cm" draw:start-shape="id15" draw:start-glue-point="7" draw:end-shape="id18" draw:end-glue-point="9" svg:d="M5826 26082l2761-1" svg:viewBox="0 0 2762 2">
          <text:p/>
        </draw:connector>
        <draw:connector draw:style-name="gr5" draw:text-style-name="P6" draw:layer="layout" draw:type="line" svg:x1="15.826cm" svg:y1="25.702cm" svg:x2="18.587cm" svg:y2="25.704cm" draw:start-shape="id18" draw:start-glue-point="6" draw:end-shape="id19" draw:end-glue-point="8" svg:d="M15826 25702l2761 2" svg:viewBox="0 0 2762 3">
          <text:p/>
        </draw:connector>
        <draw:connector draw:style-name="gr28" draw:text-style-name="P6" draw:layer="layout" draw:type="line" svg:x1="15.826cm" svg:y1="26.081cm" svg:x2="18.587cm" svg:y2="26.083cm" draw:start-shape="id18" draw:start-glue-point="7" draw:end-shape="id19" draw:end-glue-point="9" svg:d="M15826 26081l2761 2" svg:viewBox="0 0 2762 3">
          <text:p/>
        </draw:connector>
        <draw:connector draw:style-name="gr5" draw:text-style-name="P6" draw:layer="layout" draw:type="line" svg:x1="21.669cm" svg:y1="24.768cm" svg:x2="21.669cm" svg:y2="20.055cm" draw:start-shape="id19" draw:start-glue-point="4" draw:end-shape="id17" draw:end-glue-point="10" svg:d="M21669 24768v-4713" svg:viewBox="0 0 1 4714">
          <text:p/>
        </draw:connector>
        <draw:connector draw:style-name="gr28" draw:text-style-name="P6" draw:layer="layout" draw:type="line" svg:x1="22.683cm" svg:y1="24.768cm" svg:x2="22.683cm" svg:y2="20.055cm" draw:start-shape="id19" draw:start-glue-point="5" draw:end-shape="id17" draw:end-glue-point="11" svg:d="M22683 24768v-4713" svg:viewBox="0 0 1 4714">
          <text:p/>
        </draw:connector>
        <draw:connector draw:style-name="gr29" draw:text-style-name="P6" draw:layer="layout" draw:type="line" svg:x1="8.748cm" svg:y1="19.971cm" svg:x2="5.604cm" svg:y2="24.814cm" draw:start-shape="id16" draw:start-glue-point="13" draw:end-shape="id15" draw:end-glue-point="12" svg:d="M8748 19971l-3144 4843" svg:viewBox="0 0 3145 4844">
          <text:p/>
        </draw:connector>
        <draw:frame draw:style-name="gr17" draw:text-style-name="P16" draw:layer="layout" svg:width="3.072cm" svg:height="1.673cm" draw:transform="rotate (1.01909775023949) translate (5.846cm 23.004cm)">
          <draw:text-box>
            <text:p text:style-name="P8">Theory<text:line-break/>matching</text:p>
          </draw:text-box>
        </draw:frame>
        <draw:line draw:style-name="gr5" draw:text-style-name="P6" draw:layer="layout" svg:x1="24.474cm" svg:y1="21.54cm" svg:x2="28.284cm" svg:y2="21.54cm">
          <text:p/>
        </draw:line>
        <draw:line draw:style-name="gr27" draw:text-style-name="P6" draw:layer="layout" svg:x1="24.474cm" svg:y1="22.54cm" svg:x2="28.284cm" svg:y2="22.54cm">
          <text:p/>
        </draw:line>
        <draw:line draw:style-name="gr28" draw:text-style-name="P6" draw:layer="layout" svg:x1="24.474cm" svg:y1="23.54cm" svg:x2="28.284cm" svg:y2="23.54cm">
          <text:p/>
        </draw:line>
        <draw:frame draw:style-name="gr17" draw:text-style-name="P11" draw:layer="layout" svg:width="3.317cm" svg:height="0.962cm" svg:x="28.538cm" svg:y="20.986cm">
          <draw:text-box>
            <text:p>Deductive</text:p>
          </draw:text-box>
        </draw:frame>
        <draw:frame draw:style-name="gr17" draw:text-style-name="P11" draw:layer="layout" svg:width="3.038cm" svg:height="0.962cm" svg:x="28.539cm" svg:y="21.986cm">
          <draw:text-box>
            <text:p>Inductive</text:p>
          </draw:text-box>
        </draw:frame>
        <draw:frame draw:style-name="gr17" draw:text-style-name="P11" draw:layer="layout" svg:width="3.283cm" svg:height="0.962cm" svg:x="28.54cm" svg:y="22.986cm">
          <draw:text-box>
            <text:p>Abductive</text:p>
          </draw:text-box>
        </draw:frame>
      </draw:page>
      <draw:page draw:name="page4" draw:style-name="dp1" draw:master-page-name="Default">
        <draw:custom-shape draw:style-name="gr30" draw:text-style-name="P5" draw:layer="layout" svg:width="5.715cm" svg:height="3.429cm" svg:x="1cm" svg:y="9.297cm">
          <text:p text:style-name="P8">Better at<text:line-break/>doing what?</text:p>
          <draw:enhanced-geometry svg:viewBox="0 0 21600 21600" draw:glue-points="10800 0 3160 3160 0 10800 3160 18440 10800 21600 18440 18440 21600 10800 18440 3160 ?f14 ?f15" draw:text-areas="3200 3200 18400 18400" draw:type="round-callout" draw:modifiers="3824.21273617915 27160.583090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5" draw:layer="layout" svg:width="5.715cm" svg:height="3.429cm" svg:x="0.999cm" svg:y="2.554cm">
          <text:p text:style-name="P8">Why would we<text:line-break/>expect it to<text:line-break/>be better?</text:p>
          <draw:enhanced-geometry svg:viewBox="0 0 21600 21600" draw:glue-points="10800 0 3160 3160 0 10800 3160 18440 10800 21600 18440 18440 21600 10800 18440 3160 ?f14 ?f15" draw:text-areas="3200 3200 18400 18400" draw:type="round-callout" draw:modifiers="358.992302309307 -308.5714285714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5" draw:layer="layout" svg:width="5.715cm" svg:height="3.429cm" svg:x="7.998cm" svg:y="2.53cm">
          <text:p text:style-name="P8">Why do<text:line-break/>we need to<text:line-break/>know?</text:p>
          <draw:enhanced-geometry svg:viewBox="0 0 21600 21600" draw:glue-points="10800 0 3160 3160 0 10800 3160 18440 10800 21600 18440 18440 21600 10800 18440 3160 ?f14 ?f15" draw:text-areas="3200 3200 18400 18400" draw:type="round-callout" draw:modifiers="10705.5283414976 -4597.084548104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5" draw:layer="layout" svg:width="5.715cm" svg:height="3.429cm" svg:x="14.996cm" svg:y="2.482cm">
          <text:p text:style-name="P8">What will we<text:line-break/>do with the <text:line-break/>answer?</text:p>
          <draw:enhanced-geometry svg:viewBox="0 0 21600 21600" draw:glue-points="10800 0 3160 3160 0 10800 3160 18440 10800 21600 18440 18440 21600 10800 18440 3160 ?f14 ?f15" draw:text-areas="3200 3200 18400 18400" draw:type="round-callout" draw:modifiers="19589.6431070679 -963.4985422740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5" draw:layer="layout" svg:width="5.715cm" svg:height="3.429cm" svg:x="14.996cm" svg:y="9.297cm">
          <text:p text:style-name="P8">Better in<text:line-break/>what situations?</text:p>
          <draw:enhanced-geometry svg:viewBox="0 0 21600 21600" draw:glue-points="10800 0 3160 3160 0 10800 3160 18440 10800 21600 18440 18440 21600 10800 18440 3160 ?f14 ?f15" draw:text-areas="3200 3200 18400 18400" draw:type="round-callout" draw:modifiers="17454.5836249125 25731.07871720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5" draw:layer="layout" svg:width="5.715cm" svg:height="3.429cm" svg:x="7.995cm" svg:y="9.297cm">
          <text:p text:style-name="P8">Better in<text:line-break/>what way?</text:p>
          <draw:enhanced-geometry svg:viewBox="0 0 21600 21600" draw:glue-points="10800 0 3160 3160 0 10800 3160 18440 10800 21600 18440 18440 21600 10800 18440 3160 ?f14 ?f15" draw:text-areas="3200 3200 18400 18400" draw:type="round-callout" draw:modifiers="9915.74527641708 27066.12244897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1" draw:text-style-name="P17" draw:layer="layout" svg:width="13.1cm" svg:height="1.352cm" svg:x="4.261cm" svg:y="7.223cm">
          <draw:text-box>
            <text:p><text:span text:style-name="T2">Is drug A better than drug B?</text:span></text:p>
          </draw:text-box>
        </draw:frame>
        <draw:custom-shape draw:style-name="gr32" draw:text-style-name="P5" draw:layer="layout" svg:width="5.715cm" svg:height="3.429cm" svg:x="0.978cm" svg:y="18.509cm">
          <text:p text:style-name="P8">Why would we<text:line-break/>expect it to<text:line-break/>be better?</text:p>
          <draw:enhanced-geometry svg:viewBox="0 0 21600 21600" draw:glue-points="10800 0 3160 3160 0 10800 3160 18440 10800 21600 18440 18440 21600 10800 18440 3160 ?f14 ?f15" draw:text-areas="3200 3200 18400 18400" draw:type="round-callout" draw:modifiers="358.992302309307 -308.5714285714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1" draw:text-style-name="P17" draw:layer="layout" svg:width="11.195cm" svg:height="1.352cm" svg:x="4.24cm" svg:y="23.178cm">
          <draw:text-box>
            <text:p><text:span text:style-name="T2">You gotta have a theory!</text:span></text:p>
          </draw:text-box>
        </draw:frame>
      </draw:page>
      <draw:page draw:name="page5" draw:style-name="dp1" draw:master-page-name="Default">
        <draw:custom-shape draw:style-name="gr33" draw:text-style-name="P18" xml:id="id20" draw:id="id20" draw:layer="layout" svg:width="11.811cm" svg:height="3.81cm" svg:x="4.667cm" svg:y="10.573cm">
          <text:p text:style-name="P8"><text:span text:style-name="T3">The </text:span><text:span text:style-name="T3">Resear</text:span><text:span text:style-name="T3">ch</text:span><text:span text:style-name="T3"><text:line-break/></text:span><text:span text:style-name="T3">Questi</text:span><text:span text:style-name="T3">ons</text:span></text:p>
          <draw:enhanced-geometry svg:viewBox="0 0 21600 21600" draw:text-areas="?f1 ?f2 ?f3 ?f4" draw:type="star24" draw:modifiers="1552.522858110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9" xml:id="id21" draw:id="id21" draw:layer="layout" svg:width="18.034cm" svg:height="3.937cm" svg:x="3.632cm" svg:y="18.907cm">
          <text:p text:style-name="P8"><text:span text:style-name="T2">Methodological </text:span><text:span text:style-name="T2">Choices</text:span></text:p>
          <draw:enhanced-geometry svg:viewBox="0 0 21600 21600" draw:type="rectangle" draw:enhanced-path="M 0 0 L 21600 0 21600 21600 0 21600 0 0 Z N"/>
        </draw:custom-shape>
        <draw:custom-shape draw:style-name="gr35" draw:text-style-name="P20" draw:layer="layout" svg:width="5.334cm" svg:height="2.159cm" svg:x="4.013cm" svg:y="20.431cm">
          <text:p text:style-name="P8">Empirical<text:line-break/>Method</text:p>
          <draw:enhanced-geometry svg:viewBox="0 0 21600 21600" draw:type="rectangle" draw:enhanced-path="M 0 0 L 21600 0 21600 21600 0 21600 0 0 Z N"/>
        </draw:custom-shape>
        <draw:custom-shape draw:style-name="gr35" draw:text-style-name="P20" draw:layer="layout" svg:width="5.334cm" svg:height="2.159cm" svg:x="10.013cm" svg:y="20.431cm">
          <text:p text:style-name="P8">Data Collection<text:line-break/>Techniques</text:p>
          <draw:enhanced-geometry svg:viewBox="0 0 21600 21600" draw:type="rectangle" draw:enhanced-path="M 0 0 L 21600 0 21600 21600 0 21600 0 0 Z N"/>
        </draw:custom-shape>
        <draw:custom-shape draw:style-name="gr35" draw:text-style-name="P20" draw:layer="layout" svg:width="5.334cm" svg:height="2.159cm" svg:x="16.013cm" svg:y="20.431cm">
          <text:p text:style-name="P8">Data Analysis<text:line-break/>Techniques</text:p>
          <draw:enhanced-geometry svg:viewBox="0 0 21600 21600" draw:type="rectangle" draw:enhanced-path="M 0 0 L 21600 0 21600 21600 0 21600 0 0 Z N"/>
        </draw:custom-shape>
        <draw:connector draw:style-name="gr36" draw:text-style-name="P6" draw:layer="layout" draw:type="curve" svg:x1="10.572cm" svg:y1="14.383cm" svg:x2="12.649cm" svg:y2="18.907cm" draw:start-shape="id20" draw:start-glue-point="2" draw:end-shape="id21" draw:end-glue-point="0" svg:d="M10572 14383c0 3393 2077 1131 2077 4524" svg:viewBox="0 0 2078 4525">
          <text:p/>
        </draw:connector>
        <draw:custom-shape draw:style-name="gr37" draw:text-style-name="P19" xml:id="id24" draw:id="id24" draw:layer="layout" svg:width="7.366cm" svg:height="2.54cm" svg:x="20.05cm" svg:y="9.89cm">
          <text:p text:style-name="P8"><text:span text:style-name="T2">New </text:span><text:span text:style-name="T2">Concept</text:span><text:span text:style-name="T2">s</text:span></text:p>
          <draw:enhanced-geometry svg:viewBox="0 0 21600 21600" draw:type="rectangle" draw:enhanced-path="M 0 0 L 21600 0 21600 21600 0 21600 0 0 Z N"/>
        </draw:custom-shape>
        <draw:custom-shape draw:style-name="gr38" draw:text-style-name="P19" xml:id="id22" draw:id="id22" draw:layer="layout" svg:width="11.528cm" svg:height="5.57cm" svg:x="2.632cm" svg:y="1.907cm">
          <text:p text:style-name="P8"><text:span text:style-name="T2">Philosophical Context</text:span></text:p>
          <draw:enhanced-geometry svg:viewBox="0 0 21600 21600" draw:type="rectangle" draw:enhanced-path="M 0 0 L 21600 0 21600 21600 0 21600 0 0 Z N"/>
        </draw:custom-shape>
        <draw:custom-shape draw:style-name="gr39" draw:text-style-name="P20" draw:layer="layout" svg:width="5.334cm" svg:height="1.567cm" svg:x="3.113cm" svg:y="3.431cm">
          <text:p text:style-name="P8">Positivist</text:p>
          <draw:enhanced-geometry svg:viewBox="0 0 21600 21600" draw:type="rectangle" draw:enhanced-path="M 0 0 L 21600 0 21600 21600 0 21600 0 0 Z N"/>
        </draw:custom-shape>
        <draw:custom-shape draw:style-name="gr39" draw:text-style-name="P20" draw:layer="layout" svg:width="5.334cm" svg:height="1.567cm" svg:x="8.413cm" svg:y="3.431cm">
          <text:p text:style-name="P8">Constructivist</text:p>
          <draw:enhanced-geometry svg:viewBox="0 0 21600 21600" draw:type="rectangle" draw:enhanced-path="M 0 0 L 21600 0 21600 21600 0 21600 0 0 Z N"/>
        </draw:custom-shape>
        <draw:custom-shape draw:style-name="gr39" draw:text-style-name="P20" draw:layer="layout" svg:width="5.334cm" svg:height="1.567cm" svg:x="3.113cm" svg:y="5.021cm">
          <text:p text:style-name="P8">Critical Theory</text:p>
          <draw:enhanced-geometry svg:viewBox="0 0 21600 21600" draw:type="rectangle" draw:enhanced-path="M 0 0 L 21600 0 21600 21600 0 21600 0 0 Z N"/>
        </draw:custom-shape>
        <draw:custom-shape draw:style-name="gr39" draw:text-style-name="P20" draw:layer="layout" svg:width="5.334cm" svg:height="1.567cm" svg:x="8.413cm" svg:y="5.021cm">
          <text:p text:style-name="P8">Pragmatist</text:p>
          <draw:enhanced-geometry svg:viewBox="0 0 21600 21600" draw:type="rectangle" draw:enhanced-path="M 0 0 L 21600 0 21600 21600 0 21600 0 0 Z N"/>
        </draw:custom-shape>
        <draw:connector draw:style-name="gr36" draw:text-style-name="P6" draw:layer="layout" draw:type="curve" svg:x1="10.572cm" svg:y1="10.573cm" svg:x2="8.396cm" svg:y2="7.477cm" draw:start-shape="id20" draw:start-glue-point="0" draw:end-shape="id22" draw:end-glue-point="2" svg:d="M10572 10573c0-2322-2176-774-2176-3096" svg:viewBox="0 0 2177 3097">
          <text:p/>
        </draw:connector>
        <draw:custom-shape draw:style-name="gr37" draw:text-style-name="P19" xml:id="id23" draw:id="id23" draw:layer="layout" svg:width="7.366cm" svg:height="2.54cm" svg:x="-6.95cm" svg:y="12.89cm">
          <text:p text:style-name="P8"><text:span text:style-name="T2">New Concepts</text:span></text:p>
          <draw:enhanced-geometry svg:viewBox="0 0 21600 21600" draw:type="rectangle" draw:enhanced-path="M 0 0 L 21600 0 21600 21600 0 21600 0 0 Z N"/>
        </draw:custom-shape>
        <draw:connector draw:style-name="gr36" draw:text-style-name="P6" draw:layer="layout" draw:type="curve" svg:x1="4.667cm" svg:y1="12.478cm" svg:x2="0.416cm" svg:y2="14.16cm" draw:start-shape="id20" draw:start-glue-point="3" draw:end-shape="id23" draw:end-glue-point="1" svg:d="M4667 12478c-3189 0-1064 1682-4251 1682" svg:viewBox="0 0 4252 1683">
          <text:p/>
        </draw:connector>
        <draw:connector draw:style-name="gr36" draw:text-style-name="P6" draw:layer="layout" draw:type="curve" svg:x1="16.478cm" svg:y1="12.478cm" svg:x2="20.05cm" svg:y2="11.16cm" draw:start-shape="id20" draw:start-glue-point="1" draw:end-shape="id24" svg:d="M16478 12478c2679 0 893-1318 3572-1318" svg:viewBox="0 0 3573 1319">
          <text:p/>
        </draw:connector>
        <draw:frame draw:style-name="gr17" draw:text-style-name="P22" draw:layer="layout" svg:width="8.406cm" svg:height="1.673cm" svg:x="-3.794cm" svg:y="10.652cm">
          <draw:text-box>
            <text:p text:style-name="P21">How does this relate to<text:line-break/>the established literature?</text:p>
          </draw:text-box>
        </draw:frame>
        <draw:frame draw:style-name="gr17" draw:text-style-name="P22" draw:layer="layout" svg:width="6.755cm" svg:height="1.673cm" svg:x="10.606cm" svg:y="8.153cm">
          <draw:text-box>
            <text:p text:style-name="P21">What will you accept<text:line-break/>as valid truth?</text:p>
          </draw:text-box>
        </draw:frame>
        <draw:frame draw:style-name="gr17" draw:text-style-name="P22" draw:layer="layout" svg:width="8.647cm" svg:height="1.673cm" svg:x="16.607cm" svg:y="12.654cm">
          <draw:text-box>
            <text:p text:style-name="P21">What new perspectives are<text:line-break/>you bringing to this field?</text:p>
          </draw:text-box>
        </draw:frame>
        <draw:frame draw:style-name="gr17" draw:text-style-name="P22" draw:layer="layout" svg:width="9.676cm" svg:height="1.673cm" svg:x="1.608cm" svg:y="16.155cm">
          <draw:text-box>
            <text:p text:style-name="P21">What methods are appropriate<text:line-break/>for answering this questio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5T15:49:58.597575468</meta:creation-date>
    <dc:date>2020-08-04T01:33:47.614460513</dc:date>
    <meta:editing-duration>P2DT5H44M41S</meta:editing-duration>
    <meta:editing-cycles>3</meta:editing-cycles>
    <meta:generator>LibreOffice/6.4.4.2$Linux_X86_64 LibreOffice_project/40$Build-2</meta:generator>
    <meta:document-statistic meta:object-count="100"/>
  </office:meta>
</office:document-meta>
</file>